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n>0</mn>
            <mrow>
              <mspace width="0.5em"/>
              <mo stretchy="false">=</mo>
              <mspace width="0.5em"/>
            </mrow>
            <mrow>
              <munder>
                <mo stretchy="false">∫</mo>
                <mi>V</mi>
              </munder>
              <msup>
                <mtext>d</mtext>
                <mn>3</mn>
              </msup>
            </mrow>
            <mi>r</mi>
            <mtext>div</mtext>
            <mstyle mathvariant="bold">
              <mi>j</mi>
            </mstyle>
            <mrow>
              <mspace width="0.5em"/>
              <mo stretchy="false">=</mo>
              <mspace width="0.5em"/>
            </mrow>
            <mrow>
              <munder>
                <mo stretchy="false">∫</mo>
                <mrow>
                  <mi>S</mi>
                  <mrow>
                    <mo fence="true" stretchy="false">(</mo>
                    <mrow>
                      <mi>V</mi>
                    </mrow>
                    <mo fence="true" stretchy="false">)</mo>
                  </mrow>
                </mrow>
              </munder>
              <mtext>d</mtext>
            </mrow>
            <mstyle mathvariant="bold">
              <mi>f</mi>
            </mstyle>
            <mrow>
              <mspace width="0.5em"/>
              <mo stretchy="false">⋅</mo>
              <mspace width="0.5em"/>
            </mrow>
            <mstyle mathvariant="bold">
              <mi>j</mi>
            </mstyle>
            <mrow>
              <mspace width="0.5em"/>
              <mo stretchy="false">=</mo>
              <mspace/>
            </mrow>
          </mrow>
        </mtd>
      </mtr>
      <mtr>
        <mtd>
          <mrow/>
        </mtd>
      </mtr>
      <mtr>
        <mtd columnalign="left">
          <mrow>
            <mrow>
              <mspace width="0.5em"/>
              <mo stretchy="false">=</mo>
              <mrow>
                <mspace width="0.5em"/>
                <mo stretchy="false">−</mo>
                <msub>
                  <mi>I</mi>
                  <mn>1</mn>
                </msub>
              </mrow>
            </mrow>
            <mrow>
              <mspace width="0.5em"/>
              <mo stretchy="false">−</mo>
              <mspace width="0.5em"/>
            </mrow>
            <msub>
              <mi>I</mi>
              <mn>2</mn>
            </msub>
            <mrow>
              <mspace width="0.5em"/>
              <mo stretchy="false">+</mo>
              <mspace width="0.5em"/>
            </mrow>
            <msub>
              <mi>I</mi>
              <mn>3</mn>
            </msub>
            <mrow>
              <mspace width="0.5em"/>
              <mo stretchy="false">+</mo>
              <mspace width="0.5em"/>
            </mrow>
            <msub>
              <mi>I</mi>
              <mn>4</mn>
            </msub>
          </mrow>
        </mtd>
      </mtr>
      <mtr>
        <mtd columnalign="left">
          <mrow>
            <mspace width="1em"/>
            <mo stretchy="false">⇒</mo>
            <mspace width="2.5em"/>
            <msub>
              <mi>I</mi>
              <mn>1</mn>
            </msub>
            <mrow>
              <mspace width="0.5em"/>
              <mo stretchy="false">+</mo>
              <mspace width="0.5em"/>
            </mrow>
            <msub>
              <mi>I</mi>
              <mn>2</mn>
            </msub>
            <mrow>
              <mspace width="0.5em"/>
              <mo stretchy="false">=</mo>
              <mspace width="0.5em"/>
            </mrow>
            <msub>
              <mi>I</mi>
              <mn>3</mn>
            </msub>
            <mrow>
              <mspace width="0.5em"/>
              <mo stretchy="false">+</mo>
              <mspace width="0.5em"/>
            </mrow>
            <msub>
              <mi>I</mi>
              <mn>4</mn>
            </msub>
          </mrow>
        </mtd>
      </mtr>
    </mtable>
    <annotation encoding="StarMath 5.0">0 `=` int from V "d" ^3 r "div" bold j `=` int from { S(V) } "d" bold f `cdot` bold j `=` newline newline
alignl `=` - I_1 ` - ` I_2 ` + ` I_3 ` + ` I_4 newline
alignl ``drarrow ~` I_1 ` + ` I_2 ` = ` I_3 ` + ` I_4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22:52:16.856000000</meta:creation-date>
    <meta:generator>LibreOffice/4.2.4.2$Windows_x86 LibreOffice_project/63150712c6d317d27ce2db16eb94c2f3d7b699f8</meta:generator>
  </office:meta>
</office:document-meta>
</file>